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4000001FDF1CCB50797538A98.png" manifest:media-type="image/png"/>
  <manifest:file-entry manifest:full-path="Pictures/10000001000003D100000208AABE0643A9A356A5.png" manifest:media-type="image/png"/>
  <manifest:file-entry manifest:full-path="Pictures/10000001000003CF0000021860BFF340B9F31A55.png" manifest:media-type="image/png"/>
  <manifest:file-entry manifest:full-path="Pictures/100000010000021C000000DD376034506F5C65C6.png" manifest:media-type="image/png"/>
  <manifest:file-entry manifest:full-path="Pictures/100000010000029F000001FCFEA915119DBD0F64.png" manifest:media-type="image/png"/>
  <manifest:file-entry manifest:full-path="Pictures/10000001000003BC00000206412E25E2E367B907.png" manifest:media-type="image/png"/>
  <manifest:file-entry manifest:full-path="Pictures/10000001000003DF00000219FD77ED8115D70810.png" manifest:media-type="image/png"/>
  <manifest:file-entry manifest:full-path="Pictures/10000001000003A20000019101430D90DB4FEB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1f9" officeooo:paragraph-rsid="0017d1f9"/>
    </style:style>
    <style:style style:name="P2" style:family="paragraph" style:parent-style-name="Standard">
      <style:text-properties officeooo:rsid="001851ee" officeooo:paragraph-rsid="001851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P1"><draw:frame draw:style-name="fr2" draw:name="Image1" text:anchor-type="char" svg:x="-0.7874in" svg:y="0.1646in" svg:width="8.2366in" svg:height="4.3835in" draw:z-index="0"><draw:image xlink:href="Pictures/10000001000003D100000208AABE0643A9A356A5.png" xlink:type="simple" xlink:show="embed" xlink:actuate="onLoad" draw:mime-type="image/png"/></draw:frame><draw:frame draw:style-name="fr2" draw:name="Image2" text:anchor-type="char" svg:x="0.0146in" svg:y="5.5425in" svg:width="6.8744in" svg:height="2.8134in" draw:z-index="2"><draw:image xlink:href="Pictures/100000010000021C000000DD376034506F5C65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0.5583in" svg:y="-0.75in" svg:width="7.4173in" svg:height="5.6146in" draw:z-index="1"><draw:image xlink:href="Pictures/100000010000029F000001FCFEA915119DBD0F64.png" xlink:type="simple" xlink:show="embed" xlink:actuate="onLoad" draw:mime-type="image/png"/></draw:frame><draw:frame draw:style-name="fr2" draw:name="Image4" text:anchor-type="char" svg:x="-0.5583in" svg:y="4.2075in" svg:width="8.2709in" svg:height="4.4811in" draw:z-index="3"><draw:image xlink:href="Pictures/10000001000003DF00000219FD77ED8115D70810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5" text:anchor-type="char" svg:x="-0.25in" svg:y="-0.5811in" svg:width="6.9252in" svg:height="3.5965in" draw:z-index="4"><draw:image xlink:href="Pictures/10000001000003D4000001FDF1CCB50797538A98.png" xlink:type="simple" xlink:show="embed" xlink:actuate="onLoad" draw:mime-type="image/png"/></draw:frame><draw:frame draw:style-name="fr2" draw:name="Image6" text:anchor-type="char" svg:x="-0.25in" svg:y="3.0146in" svg:width="7.0673in" svg:height="3.7189in" draw:z-index="5"><draw:image xlink:href="Pictures/10000001000003CF0000021860BFF340B9F31A55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7" text:anchor-type="char" svg:x="-0.25in" svg:y="0.1772in" svg:width="6.9252in" svg:height="3.752in" draw:z-index="6"><draw:image xlink:href="Pictures/10000001000003BC00000206412E25E2E367B907.png" xlink:type="simple" xlink:show="embed" xlink:actuate="onLoad" draw:mime-type="image/png"/></draw:frame></text:p>
      <text:p text:style-name="P2"><text:soft-page-break/>R</text:p>
      <text:p text:style-name="P2"/>
      <text:p text:style-name="P2"><draw:frame draw:style-name="fr1" draw:name="Image8" text:anchor-type="char" svg:width="6.9252in" svg:height="2.9854in" draw:z-index="7"><draw:image xlink:href="Pictures/10000001000003A20000019101430D90DB4FEB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0T21:21:12.631000000</meta:creation-date>
    <dc:date>2023-02-20T21:46:54.549000000</dc:date>
    <meta:editing-duration>PT5M19S</meta:editing-duration>
    <meta:editing-cycles>1</meta:editing-cycles>
    <meta:document-statistic meta:table-count="0" meta:image-count="8" meta:object-count="0" meta:page-count="7" meta:paragraph-count="2" meta:word-count="2" meta:character-count="7" meta:non-whitespace-character-count="7"/>
    <meta:generator>LibreOffice/7.3.4.2$Windows_X86_64 LibreOffice_project/728fec16bd5f605073805c3c9e7c4212a0120dc5</meta:generator>
  </office:meta>
</office:document-meta>
</file>